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2">
      <style:paragraph-properties fo:text-align="start" style:justify-single-word="false"/>
      <style:text-properties officeooo:paragraph-rsid="0015f0c8"/>
    </style:style>
    <style:style style:name="P3" style:family="paragraph" style:parent-style-name="Text_20_body" style:list-style-name="L2">
      <style:paragraph-properties fo:text-align="start" style:justify-single-word="false"/>
      <style:text-properties officeooo:rsid="0015f0c8" officeooo:paragraph-rsid="0015f0c8"/>
    </style:style>
    <style:style style:name="P4" style:family="paragraph" style:parent-style-name="Text_20_body" style:list-style-name="L2">
      <style:paragraph-properties fo:text-align="start" style:justify-single-word="false"/>
      <style:text-properties officeooo:rsid="0017466e" officeooo:paragraph-rsid="0017466e"/>
    </style:style>
    <style:style style:name="T1" style:family="text">
      <style:text-properties fo:color="#000000" loext:opacity="100%" style:font-name="Liberation Serif" fo:font-size="12pt" fo:font-style="normal" fo:font-weight="normal" officeooo:rsid="0015f0c8" fo:background-color="#ffffff" loext:char-shading-value="0" style:font-size-asian="10pt" style:font-style-asian="normal" style:font-weight-asian="normal"/>
    </style:style>
    <style:style style:name="T2" style:family="text">
      <style:text-properties fo:font-size="12pt" officeooo:rsid="0015f0c8"/>
    </style:style>
    <style:style style:name="T3" style:family="text">
      <style:text-properties style:use-window-font-color="true" loext:opacity="0%" style:font-name="Liberation Serif" fo:font-size="12pt" fo:font-style="normal" fo:font-weight="normal" officeooo:rsid="0015f0c8" style:font-size-asian="10pt" style:font-style-asian="normal" style:font-weight-asian="normal"/>
    </style:style>
    <style:style style:name="T4" style:family="text">
      <style:text-properties style:use-window-font-color="true" loext:opacity="0%" style:font-name="Liberation Serif" fo:font-size="12pt" fo:font-style="normal" fo:font-weight="normal" officeooo:rsid="0015f0c8" style:font-size-asian="10pt" style:font-style-asian="normal" style:font-weight-asian="normal" style:font-style-complex="normal"/>
    </style:style>
    <style:style style:name="T5" style:family="text">
      <style:text-properties style:use-window-font-color="true" loext:opacity="0%" style:font-name="Liberation Serif" fo:font-size="12pt" fo:font-style="normal" fo:font-weight="normal" style:font-size-asian="10pt" style:font-style-asian="normal" style:font-weight-asian="normal" style:font-style-complex="normal"/>
    </style:style>
    <style:style style:name="T6" style:family="text">
      <style:text-properties style:use-window-font-color="true" loext:opacity="0%" style:font-name="Liberation Serif" fo:font-size="12pt" fo:font-style="italic" fo:font-weight="normal" officeooo:rsid="0015f0c8" style:font-size-asian="10pt" style:font-style-asian="italic" style:font-weight-asian="normal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7466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7466e" style:font-style-asian="normal" style:font-style-complex="normal"/>
    </style:style>
    <style:style style:name="T11" style:family="text">
      <style:text-properties officeooo:rsid="0017466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fotecs. Тестовое задание «Автотестирование»</text:h>
      <text:h text:style-name="P1" text:outline-level="1">Инструкция по запуску тестов.</text:h>
      <text:list xml:id="list970965159" text:style-name="L2">
        <text:list-item>
          <text:p text:style-name="P2"><text:span text:style-name="T2">Проект собирается с помощью Maven, при компилляции использовалась </text:span><text:span text:style-name="T1">openjdk version "17.0.1" 2021-10-19. </text:span></text:p>
        </text:list-item>
        <text:list-item>
          <text:p text:style-name="P2"><text:span text:style-name="T3">Запуск тестов осуществляется с помощью XML файла </text:span><text:span text:style-name="T6">testng.xml</text:span><text:span text:style-name="T4">. </text:span></text:p>
          <text:list>
            <text:list-item>
              <text:p text:style-name="P3"><text:span text:style-name="T5">В XML файле настраиваются следующие properties:</text:span></text:p>
              <text:list>
                <text:list-item>
                  <text:p text:style-name="P3">driverPath — путь до необходимого для работы тестов chromedriver</text:p>
                </text:list-item>
                <text:list-item>
                  <text:p text:style-name="P3">bookStoreUri — тестируемая страница Book Store</text:p>
                </text:list-item>
                <text:list-item>
                  <text:p text:style-name="P3">profileUri — страница Profile</text:p>
                </text:list-item>
                <text:list-item>
                  <text:p text:style-name="P3">loginUri — страница Login</text:p>
                </text:list-item>
                <text:list-item>
                  <text:p text:style-name="P3">registeredAccountLogin — логин зарегистрированного пользователя для доступа к профилю.</text:p>
                </text:list-item>
                <text:list-item>
                  <text:p text:style-name="P3">registeredAccountPassword — пароль зарегистрированного пользователя для доступа к профилю.</text:p>
                </text:list-item>
              </text:list>
            </text:list-item>
          </text:list>
        </text:list-item>
        <text:list-item>
          <text:p text:style-name="P3">В проект включена возможность формирования отчетов с помощью allure framework.</text:p>
          <text:list>
            <text:list-item>
              <text:p text:style-name="P3">Путь до результатов работы фреймворка: <text:span text:style-name="T7">/</text:span><text:span text:style-name="T8">target/allure-result</text:span></text:p>
            </text:list-item>
            <text:list-item>
              <text:p text:style-name="P4"><text:span text:style-name="T9">К проекту подключен плагин allure-maven, позволяющий собрать результаты тестов. Для этого воспользуйтесь allure:serv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23:41:19.632001803</meta:creation-date>
    <dc:date>2022-02-26T23:58:50.228441395</dc:date>
    <meta:editing-duration>PT2M50S</meta:editing-duration>
    <meta:editing-cycles>1</meta:editing-cycles>
    <meta:generator>LibreOffice/7.3.0.3$Linux_X86_64 LibreOffice_project/30$Build-3</meta:generator>
    <meta:document-statistic meta:table-count="0" meta:image-count="0" meta:object-count="0" meta:page-count="1" meta:paragraph-count="14" meta:word-count="110" meta:character-count="922" meta:non-whitespace-character-count="830"/>
  </office:meta>
</office:document-meta>
</file>